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2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.0693in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ddddd" style:text-align-source="fix" style:repeat-content="false" fo:border="0.74pt solid #000000" fo:padding="0.0555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0.74pt solid #000000" fo:padding="0.0693in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fo:padding="0.0693in" style:vertical-align="bottom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74pt solid #000000" fo:border-right="0.74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17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4" table:number-rows-spanned="1">
            <text:p>etcd WithPrefix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3">
          <table:table-cell/>
          <table:table-cell table:style-name="ce1"/>
          <table:table-cell table:style-name="ce8" office:value-type="string" calcext:value-type="string" table:number-columns-spanned="4" table:number-rows-spanned="1">
            <text:p>Tiempo (ms, seg, min)</text:p>
          </table:table-cell>
          <table:covered-table-cell table:number-columns-repeated="3" table:style-name="ce8"/>
          <table:table-cell table:number-columns-repeated="3"/>
        </table:table-row>
        <table:table-row table:style-name="ro3">
          <table:table-cell/>
          <table:table-cell table:style-name="ce1"/>
          <table:table-cell table:style-name="ce2" office:value-type="string" calcext:value-type="string">
            <text:p>Almacenamiento de datos</text:p>
          </table:table-cell>
          <table:table-cell table:style-name="ce2" office:value-type="string" calcext:value-type="string">
            <text:p>Listado de datos</text:p>
          </table:table-cell>
          <table:table-cell table:style-name="ce2" office:value-type="string" calcext:value-type="string">
            <text:p>Eliminación de golpe</text:p>
          </table:table-cell>
          <table:table-cell table:style-name="ce2" office:value-type="string" calcext:value-type="string">
            <text:p>Eliminación uno a uno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string" calcext:value-type="string">
            <text:p>Prueba 1</text:p>
          </table:table-cell>
          <table:table-cell table:style-name="ce4" office:value-type="string" calcext:value-type="string">
            <text:p>375896, 375.90, 6.26</text:p>
          </table:table-cell>
          <table:table-cell table:style-name="ce4" office:value-type="string" calcext:value-type="string">
            <text:p>170, 0.17, -</text:p>
          </table:table-cell>
          <table:table-cell table:style-name="ce4" office:value-type="string" calcext:value-type="string">
            <text:p>571, 0.57, -</text:p>
          </table:table-cell>
          <table:table-cell table:style-name="ce4"/>
          <table:table-cell/>
          <table:table-cell table:style-name="ce17" office:value-type="string" calcext:value-type="string" table:number-columns-spanned="2" table:number-rows-spanned="3">
            <text:p>100000 entradas</text:p>
          </table:table-cell>
          <table:covered-table-cell table:style-name="ce24"/>
        </table:table-row>
        <table:table-row table:style-name="ro3">
          <table:table-cell/>
          <table:table-cell table:style-name="ce2" office:value-type="string" calcext:value-type="string">
            <text:p>Prueba 2</text:p>
          </table:table-cell>
          <table:table-cell table:style-name="ce4" office:value-type="string" calcext:value-type="string">
            <text:p>384379, 384.38, 6.41</text:p>
          </table:table-cell>
          <table:table-cell table:style-name="ce4" office:value-type="string" calcext:value-type="string">
            <text:p>186, 0.19, -</text:p>
          </table:table-cell>
          <table:table-cell table:style-name="ce4" office:value-type="string" calcext:value-type="string">
            <text:p>606, 0.61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3">
          <table:table-cell/>
          <table:table-cell table:style-name="ce2" office:value-type="string" calcext:value-type="string">
            <text:p>Prueba 3</text:p>
          </table:table-cell>
          <table:table-cell table:style-name="ce4" office:value-type="string" calcext:value-type="string">
            <text:p>357842, 357.84, 5.96</text:p>
          </table:table-cell>
          <table:table-cell table:style-name="ce4" office:value-type="string" calcext:value-type="string">
            <text:p>183, 0.18, -</text:p>
          </table:table-cell>
          <table:table-cell table:style-name="ce4" office:value-type="string" calcext:value-type="string">
            <text:p>536, 0.54, -</text:p>
          </table:table-cell>
          <table:table-cell table:style-name="ce4"/>
          <table:table-cell/>
          <table:covered-table-cell table:number-columns-repeated="2" table:style-name="ce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 table:number-columns-spanned="4" table:number-rows-spanned="1">
            <text:p>1. Almacenado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style-name="Default"/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2. Listado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4" table:number-rows-spanned="1">
            <text:p>Reinicio del clúster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4" table:number-rows-spanned="1">
            <text:p>3. Eliminación de golpe</text:p>
          </table:table-cell>
          <table:covered-table-cell table:number-columns-repeated="2"/>
          <table:covered-table-cell table:style-name="ce16"/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 calcext:value-type="string" table:number-columns-spanned="4" table:number-rows-spanned="1">
            <text:p>Reinicio y borrado del clúster</text:p>
          </table:table-cell>
          <table:covered-table-cell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8:59:09.033571654</meta:creation-date>
    <dc:date>2023-05-02T23:02:41.566003662</dc:date>
    <meta:editing-duration>PT2H11M19S</meta:editing-duration>
    <meta:editing-cycles>12</meta:editing-cycles>
    <meta:generator>LibreOffice/7.3.7.2$Linux_X86_64 LibreOffice_project/30$Build-2</meta:generator>
    <meta:document-statistic meta:table-count="1" meta:cell-count="25" meta:object-count="0"/>
  </office:meta>
</office:document-meta>
</file>